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8cm" svg:stroke-color="#000000" draw:marker-start-width="0.27cm" draw:marker-end-width="0.27cm" draw:stroke-linejoin="miter" draw:fill="none" fo:padding-top="0.164cm" fo:padding-bottom="0.164cm" fo:padding-left="0.289cm" fo:padding-right="0.289cm"/>
    </style:style>
    <style:style style:name="gr3" style:family="graphic" style:parent-style-name="standard">
      <style:graphic-properties draw:stroke="solid" svg:stroke-width="0.08cm" svg:stroke-color="#000000" draw:marker-start-width="0.27cm" draw:marker-end-width="0.27cm" draw:stroke-linejoin="miter" draw:fill="none" fo:padding-top="0.164cm" fo:padding-bottom="0.164cm" fo:padding-left="0.289cm" fo:padding-right="0.289cm"/>
    </style:style>
    <style:style style:name="gr4" style:family="graphic" style:parent-style-name="objectwithoutfill">
      <style:graphic-properties svg:stroke-width="0.04cm" svg:stroke-color="#00008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svg:stroke-color="#80008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18pt" style:font-size-complex="18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22pt" style:font-size-asian="18pt" style:font-size-complex="18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9.8cm" svg:y1="4.8cm" svg:x2="9.83cm" svg:y2="6.92cm">
          <text:p/>
        </draw:line>
        <draw:path draw:style-name="gr2" draw:text-style-name="P2" draw:layer="layout" svg:width="1.991cm" svg:height="1.827cm" svg:x="0.018cm" svg:y="1.812cm" svg:viewBox="0 0 1992 1828" svg:d="m1992 768c0 169-37 456-129 602s-206 249-365 335-315 123-499 123-341-39-500-123-274-189-365-335-134-288-134-457 42-310 134-456 206-250 365-335 315-122 499-122c185 0 341 38 500 122s274 189 365 335 129 143 129 311z">
          <text:p/>
        </draw:path>
        <draw:path draw:style-name="gr2" draw:text-style-name="P2" draw:layer="layout" svg:width="1.997cm" svg:height="1.828cm" svg:x="17.89cm" svg:y="1.741cm" svg:viewBox="0 0 1998 1829" svg:d="m1998 913c0 169-43 312-135 457s-206 250-365 336-315 123-499 123-341-40-500-123-274-190-365-336-134-288-134-457 42-310 134-456 206-250 365-335 315-122 499-122c185 0 341 39 500 122s274 189 365 335 135 288 135 456z">
          <text:p/>
        </draw:path>
        <draw:path draw:style-name="gr3" draw:text-style-name="P3" draw:layer="layout" svg:width="1.997cm" svg:height="1.828cm" svg:x="3.78cm" svg:y="1.725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3"><text:span text:style-name="T1">A</text:span></text:p>
        </draw:path>
        <draw:path draw:style-name="gr3" draw:text-style-name="P3" draw:layer="layout" svg:width="1.997cm" svg:height="1.828cm" svg:x="13.872cm" svg:y="1.65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4"><text:span text:style-name="T1">C</text:span></text:p>
        </draw:path>
        <draw:path draw:style-name="gr4" draw:text-style-name="P1" draw:layer="layout" svg:width="0.643cm" svg:height="4.142cm" draw:transform="skewX (0.000872664625997163) rotate (-1.36921079818955) translate (8.76045861831729cm 0.262914592221249cm)" svg:viewBox="0 0 644 4143" svg:d="m644 4143c-1274-312-290-3540-147-4143">
          <text:p/>
        </draw:path>
        <draw:path draw:style-name="gr5" draw:text-style-name="P1" draw:layer="layout" svg:width="0.587cm" svg:height="2.632cm" draw:transform="skewX (0.00174532925199437) rotate (-1.77238185540024) translate (7.32870388881446cm 4.15167747380466cm)" svg:viewBox="0 0 588 2633" svg:d="m0 2633c989-304 486-1059 243-2633">
          <text:p/>
        </draw:path>
        <draw:line draw:style-name="gr5" draw:text-style-name="P1" draw:layer="layout" svg:x1="1.84cm" svg:y1="3.25cm" svg:x2="4.06cm" svg:y2="3.24cm">
          <text:p/>
        </draw:line>
        <draw:line draw:style-name="gr4" draw:text-style-name="P1" draw:layer="layout" svg:x1="1.822cm" svg:y1="2.174cm" svg:x2="3.95cm" svg:y2="2.19cm">
          <text:p/>
        </draw:line>
        <draw:line draw:style-name="gr5" draw:text-style-name="P1" draw:layer="layout" svg:x1="15.74cm" svg:y1="3.09cm" svg:x2="18.096cm" svg:y2="3.096cm">
          <text:p/>
        </draw:line>
        <draw:line draw:style-name="gr4" draw:text-style-name="P1" draw:layer="layout" svg:x1="15.72cm" svg:y1="2.07cm" svg:x2="18.13cm" svg:y2="2.085cm">
          <text:p/>
        </draw:line>
        <draw:path draw:style-name="gr3" draw:text-style-name="P3" draw:layer="layout" svg:width="1.997cm" svg:height="1.828cm" svg:x="8.824cm" svg:y="0.02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3">B</text:p>
        </draw:path>
        <draw:path draw:style-name="gr4" draw:text-style-name="P1" draw:layer="layout" svg:width="1.708cm" svg:height="3.732cm" draw:transform="skewX (0.000872664625997135) rotate (-1.36921079818955) translate (14.4878584574761cm -0.0241997141399388cm)" svg:viewBox="0 0 1709 3733" svg:d="m0 3733c491-2012 232-3596 1709-3733">
          <text:p/>
        </draw:path>
        <draw:path draw:style-name="gr3" draw:text-style-name="P3" draw:layer="layout" svg:width="1.997cm" svg:height="1.828cm" svg:x="7.252cm" svg:y="3.37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3">X</text:p>
        </draw:path>
        <draw:path draw:style-name="gr3" draw:text-style-name="P3" draw:layer="layout" svg:width="1.997cm" svg:height="1.828cm" svg:x="10.892cm" svg:y="3.321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4"><text:span text:style-name="T1">Y</text:span></text:p>
        </draw:path>
        <draw:path draw:style-name="gr5" draw:text-style-name="P1" draw:layer="layout" svg:width="1.401cm" svg:height="1.758cm" draw:transform="skewX (-0.0010471975511966) rotate (-1.77395265172704) translate (14.8561772324753cm 3.41946202765803cm)" svg:viewBox="0 0 1402 1759" svg:d="m1402 1759c-195-1052-246-1982-1402-1712">
          <text:p/>
        </draw:path>
        <draw:line draw:style-name="gr5" draw:text-style-name="P1" draw:layer="layout" svg:x1="9.26cm" svg:y1="4.38cm" svg:x2="10.94cm" svg:y2="4.39cm">
          <text:p/>
        </draw:line>
        <draw:path draw:style-name="gr2" draw:text-style-name="P2" draw:layer="layout" svg:width="1.997cm" svg:height="1.828cm" svg:x="0.018cm" svg:y="7.213cm" svg:viewBox="0 0 1998 1829" svg:d="m1998 913c0 169-43 312-135 457s-206 250-365 336-315 123-499 123-341-40-500-123-274-190-365-336-134-288-134-457 42-310 134-456 206-250 365-335 315-122 499-122c185 0 341 39 500 122s274 189 365 335 135 288 135 456z">
          <text:p/>
        </draw:path>
        <draw:path draw:style-name="gr2" draw:text-style-name="P2" draw:layer="layout" svg:width="1.997cm" svg:height="1.828cm" svg:x="17.69cm" svg:y="7.242cm" svg:viewBox="0 0 1998 1829" svg:d="m1998 913c0 169-43 312-135 457s-206 250-365 336-315 123-499 123-341-40-500-123-274-190-365-336-134-288-134-457 42-310 134-456 206-250 365-335 315-122 499-122c185 0 341 39 500 122s274 189 365 335 135 288 135 456z">
          <text:p/>
        </draw:path>
        <draw:path draw:style-name="gr3" draw:text-style-name="P3" draw:layer="layout" svg:width="1.997cm" svg:height="1.828cm" svg:x="4.38cm" svg:y="7.126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4"><text:span text:style-name="T1">A</text:span></text:p>
        </draw:path>
        <draw:path draw:style-name="gr3" draw:text-style-name="P3" draw:layer="layout" svg:width="1.997cm" svg:height="1.828cm" svg:x="13.672cm" svg:y="7.252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4"><text:span text:style-name="T1">C</text:span></text:p>
        </draw:path>
        <draw:line draw:style-name="gr5" draw:text-style-name="P1" draw:layer="layout" svg:x1="1.84cm" svg:y1="8.651cm" svg:x2="4.7cm" svg:y2="8.68cm">
          <text:p/>
        </draw:line>
        <draw:line draw:style-name="gr4" draw:text-style-name="P1" draw:layer="layout" svg:x1="1.822cm" svg:y1="7.575cm" svg:x2="4.52cm" svg:y2="7.61cm">
          <text:p/>
        </draw:line>
        <draw:line draw:style-name="gr5" draw:text-style-name="P1" draw:layer="layout" svg:x1="15.54cm" svg:y1="8.691cm" svg:x2="17.896cm" svg:y2="8.697cm">
          <text:p/>
        </draw:line>
        <draw:line draw:style-name="gr4" draw:text-style-name="P1" draw:layer="layout" svg:x1="15.52cm" svg:y1="7.671cm" svg:x2="17.93cm" svg:y2="7.686cm">
          <text:p/>
        </draw:line>
        <draw:path draw:style-name="gr3" draw:text-style-name="P3" draw:layer="layout" svg:width="1.997cm" svg:height="1.828cm" svg:x="8.924cm" svg:y="7.222cm" svg:viewBox="0 0 1998 1829" svg:d="m1998 913c0 169-43 312-135 457s-206 250-365 336-315 123-499 123-341-40-500-123-274-190-365-336-134-288-134-457 42-310 134-456 206-250 365-335 315-122 499-122c185 0 341 39 500 122s274 189 365 335 135 288 135 456z">
          <text:p text:style-name="P4"><text:span text:style-name="T1">B</text:span></text:p>
        </draw:path>
        <draw:line draw:style-name="gr4" draw:text-style-name="P1" draw:layer="layout" svg:x1="6.23cm" svg:y1="7.56cm" svg:x2="9.12cm" svg:y2="7.6cm">
          <text:p/>
        </draw:line>
        <draw:line draw:style-name="gr4" draw:text-style-name="P1" draw:layer="layout" svg:x1="10.72cm" svg:y1="7.63cm" svg:x2="13.84cm" svg:y2="7.63cm">
          <text:p/>
        </draw:line>
        <draw:line draw:style-name="gr5" draw:text-style-name="P1" draw:layer="layout" svg:x1="6.15cm" svg:y1="8.65cm" svg:x2="9.17cm" svg:y2="8.67cm">
          <text:p/>
        </draw:line>
        <draw:line draw:style-name="gr5" draw:text-style-name="P1" draw:layer="layout" svg:x1="10.704cm" svg:y1="8.744cm" svg:x2="13.92cm" svg:y2="8.7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5cm" fo:page-height="9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29T02:32:38.48</dc:date>
    <meta:generator>LibreOffice/3.4$Win32 LibreOffice_project/340m1$Build-302</meta:generator>
    <meta:editing-duration>PT55M40S</meta:editing-duration>
    <meta:editing-cycles>22</meta:editing-cycles>
    <meta:document-statistic meta:object-count="30"/>
  </office:meta>
</office:document-meta>
</file>